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1.00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Microsoft YaHei" style:font-name-complex="Arial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number-columns-repeated="4" table:default-cell-style-name="ce2"/>
        <table:table-row table:style-name="ro1">
          <table:table-cell/>
          <table:table-cell office:value-type="string">
            <text:p>Time</text:p>
          </table:table-cell>
          <table:table-cell office:value-type="string">
            <text:p>FP Estimate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ce1" office:value-type="string">
            <text:p>Finished Use Cases</text:p>
          </table:table-cell>
          <table:table-cell table:number-columns-repeated="7"/>
        </table:table-row>
        <table:table-row table:style-name="ro1">
          <table:table-cell office:value-type="string">
            <text:p>Retrieve Data from Server</text:p>
          </table:table-cell>
          <table:table-cell office:value-type="float" office:value="13">
            <text:p>13</text:p>
          </table:table-cell>
          <table:table-cell office:value-type="float" office:value="30.6">
            <text:p>30.6</text:p>
          </table:table-cell>
          <table:table-cell>
            <draw:frame table:end-cell-address="Sheet1.K23" table:end-x="0.3567in" table:end-y="0.0894in" draw:z-index="0" draw:style-name="gr1" draw:text-style-name="P1" svg:width="6.2988in" svg:height="3.5429in" svg:x="0.2811in" svg:y="0.1024in">
              <draw:object draw:notify-on-update-of-ranges="Sheet1.B3:Sheet1.B8 Sheet1.A2:Sheet1.A2 Sheet1.C3:Sheet1.C8 Sheet1.B10:Sheet1.B12 Sheet1.A9:Sheet1.A9 Sheet1.C10:Sheet1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string">
            <text:p>Choose Visualization Type</text:p>
          </table:table-cell>
          <table:table-cell office:value-type="float" office:value="6">
            <text:p>6</text:p>
          </table:table-cell>
          <table:table-cell office:value-type="float" office:value="20.1">
            <text:p>20.1</text:p>
          </table:table-cell>
          <table:table-cell table:number-columns-repeated="5"/>
        </table:table-row>
        <table:table-row table:style-name="ro1">
          <table:table-cell office:value-type="string">
            <text:p>Select Dataset</text:p>
          </table:table-cell>
          <table:table-cell office:value-type="float" office:value="7">
            <text:p>7</text:p>
          </table:table-cell>
          <table:table-cell office:value-type="float" office:value="22.7">
            <text:p>22.7</text:p>
          </table:table-cell>
          <table:table-cell table:number-columns-repeated="5"/>
        </table:table-row>
        <table:table-row table:style-name="ro1">
          <table:table-cell office:value-type="string">
            <text:p>Retrieve Previously Used Data</text:p>
          </table:table-cell>
          <table:table-cell office:value-type="float" office:value="9">
            <text:p>9</text:p>
          </table:table-cell>
          <table:table-cell office:value-type="float" office:value="24.4">
            <text:p>24.4</text:p>
          </table:table-cell>
          <table:table-cell table:number-columns-repeated="5"/>
        </table:table-row>
        <table:table-row table:style-name="ro1">
          <table:table-cell office:value-type="string">
            <text:p>Create Visualization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string">
            <text:p>Zero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pen Use Cases (Estimated)</text:p>
          </table:table-cell>
          <table:table-cell table:number-columns-repeated="7"/>
        </table:table-row>
        <table:table-row table:style-name="ro1">
          <table:table-cell office:value-type="string">
            <text:p>Filter Data</text:p>
          </table:table-cell>
          <table:table-cell table:formula="of:=([.C10]-1.77273)/2.60846" office:value-type="float" office:value="11.473156575144">
            <text:p>11.4731565751</text:p>
          </table:table-cell>
          <table:table-cell office:value-type="float" office:value="31.7">
            <text:p>31.7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Save Visualization Configuration</text:p>
          </table:table-cell>
          <table:table-cell table:formula="of:=([.C11]-1.77273)/2.60846" office:value-type="float" office:value="9.93968471818621">
            <text:p>9.9396847182</text:p>
          </table:table-cell>
          <table:table-cell office:value-type="float" office:value="27.7">
            <text:p>27.7</text:p>
          </table:table-cell>
          <table:table-cell/>
          <table:table-cell table:style-name="Default" table:number-columns-repeated="4"/>
        </table:table-row>
        <table:table-row table:style-name="ro1">
          <table:table-cell office:value-type="string">
            <text:p>Export Visualization/Data</text:p>
          </table:table-cell>
          <table:table-cell table:formula="of:=([.C12]-1.77273)/2.60846" office:value-type="float" office:value="10.744757443089">
            <text:p>10.7447574431</text:p>
          </table:table-cell>
          <table:table-cell office:value-type="float" office:value="29.8">
            <text:p>29.8</text:p>
          </table:table-cell>
          <table:table-cell/>
          <table:table-cell table:style-name="Default"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FuncPoints" table:target-range-address="Sheet1.C3:Sheet1.C8" table:on-update-keep-styles="true" table:on-update-keep-size="false"/>
        <table:database-range table:name="Time" table:target-range-address="Sheet1.B3:Sheet1.B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one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8">04/18/2021</text:date>, <text:time>16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8T15:25:38.47</meta:creation-date>
    <dc:date>2021-04-18T16:22:09.90</dc:date>
    <meta:editing-duration>PT11M57S</meta:editing-duration>
    <meta:editing-cycles>1</meta:editing-cycles>
    <meta:document-statistic meta:table-count="3" meta:cell-count="31" meta:object-count="1"/>
    <meta:generator>OpenOffice/4.1.9$Win32 OpenOffice.org_project/419m1$Build-98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47cm" svg:y="3.926cm" style:legend-expansion="high" chart:style-name="ch2"/>
        <chart:plot-area chart:style-name="ch3" table:cell-range-address="Sheet1.B3:Sheet1.C8 Sheet1.A2:Sheet1.A2 Sheet1.A9:Sheet1.A9 Sheet1.C10:Sheet1.C12" chart:data-source-has-labels="row" svg:x="0.77cm" svg:y="0.855cm" svg:width="9.337cm" svg:height="7.545cm">
          <chartooo:coordinate-region svg:x="1.391cm" svg:y="1.067cm" svg:width="8.529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8" chart:label-cell-address="Sheet1.A2:Sheet1.A2" chart:class="chart:scatter">
            <chart:domain table:cell-range-address="Sheet1.B3:Sheet1.B8"/>
            <chart:data-point chart:repeated="6"/>
          </chart:series>
          <chart:series chart:style-name="ch7" chart:values-cell-range-address="Sheet1.C10:Sheet1.C12" chart:label-cell-address="Sheet1.A9:Sheet1.A9" chart:class="chart:scatter">
            <chart:domain table:cell-range-address="Sheet1.B10:Sheet1.B12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inished Use Cases</text:p>
                <draw:g>
                  <svg:desc>Sheet1.A2:Sheet1.A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Open Use Cases (Estimated)</text:p>
                <draw:g>
                  <svg:desc>Sheet1.A9:Sheet1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B3:Sheet1.B8</svg:desc>
                </draw:g>
              </table:table-cell>
              <table:table-cell office:value-type="float" office:value="30.6">
                <text:p>30.6</text:p>
                <draw:g>
                  <svg:desc>Sheet1.C3:Sheet1.C8</svg:desc>
                </draw:g>
              </table:table-cell>
              <table:table-cell office:value-type="float" office:value="11.473156575144">
                <text:p>11.473156575144</text:p>
                <draw:g>
                  <svg:desc>Sheet1.B10:Sheet1.B12</svg:desc>
                </draw:g>
              </table:table-cell>
              <table:table-cell office:value-type="float" office:value="31.7">
                <text:p>31.7</text:p>
                <draw:g>
                  <svg:desc>Sheet1.C10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.1">
                <text:p>20.1</text:p>
              </table:table-cell>
              <table:table-cell office:value-type="float" office:value="9.93968471818621">
                <text:p>9.93968471818621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2.7">
                <text:p>22.7</text:p>
              </table:table-cell>
              <table:table-cell office:value-type="float" office:value="10.744757443089">
                <text:p>10.74475744308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9$Win32 OpenOffice.org_project/419m1$Build-9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